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189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9.2217in"/>
    </style:style>
    <style:style style:name="co4" style:family="table-column">
      <style:table-column-properties fo:break-before="auto" style:column-width="1.9291in"/>
    </style:style>
    <style:style style:name="ro1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Fiscal Year</text:p>
          </table:table-cell>
          <table:table-cell table:style-name="ce1" office:value-type="string" calcext:value-type="string">
            <text:p>2013 CAFR</text:p>
          </table:table-cell>
          <table:table-cell table:style-name="ce1" office:value-type="string" calcext:value-type="string">
            <text:p>Commen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ctober 1 - <text:s/>September 30</text:p>
          </table:table-cell>
          <table:table-cell table:style-name="ce3" office:value-type="string" calcext:value-type="string">
            <text:p><text:a xlink:href="http://comptroller.alabama.gov/pdfs/CAFR/cafr.2013.ala.pdf" xlink:type="simple">http://comptroller.alabama.gov/pdfs/CAFR/cafr.2013.ala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doa.alaska.gov/dof/reports/resource/fy13/2013cafr.pdf" xlink:type="simple">http://doa.alaska.gov/dof/reports/resource/fy13/2013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azauditor.gov/Reports/State_Agencies/StateWideReports/Financial/CAFR/FA_6_30_13/State_Of_Arizona_June30,2013_CAFR.pdf" xlink:type="simple">http://www.azauditor.gov/Reports/State_Agencies/StateWideReports/Financial/CAFR/FA_6_30_13/State_Of_Arizona_June30,2013_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kansas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dfa.arkansas.gov/offices/accounting/Documents/cafr2013.pdf" xlink:type="simple">http://www.dfa.arkansas.gov/offices/accounting/Documents/cafr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sco.ca.gov/Files-ARD/CAFR/cafr13web.pdf" xlink:type="simple">http://www.sco.ca.gov/Files-ARD/CAFR/cafr13web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s://www.colorado.gov/pacific/sites/default/files/CAFR13_2.pdf" xlink:type="simple">https://www.colorado.gov/pacific/sites/default/files/CAFR13_2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necticut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osc.ct.gov/2013cafr/CAFR13.pdf" xlink:type="simple">http://www.osc.ct.gov/2013cafr/CAFR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aware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accounting.delaware.gov/2013cafr.pdf" xlink:type="simple">http://accounting.delaware.gov/2013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myfloridacfo.com/Division/AA/Reports/2013CAFR.pdf" xlink:type="simple">http://www.myfloridacfo.com/Division/AA/Reports/2013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sao.georgia.gov/sites/sao.georgia.gov/files/related_files/site_page/2013%20CAFR%20Final.pdf" xlink:type="simple">http://sao.georgia.gov/sites/sao.georgia.gov/files/related_files/site_page/2013%20CAFR%20Final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waii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ags.hawaii.gov/wp-content/uploads/2012/09/soh-cafr-20130630.pdf" xlink:type="simple">http://ags.hawaii.gov/wp-content/uploads/2012/09/soh-cafr-20130630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aho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legislature.idaho.gov/audit/2013cafr.pdf" xlink:type="simple">http://legislature.idaho.gov/audit/2013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ioc.state.il.us/index.cfm/resources/reports/cafr/fy-2013/" xlink:type="simple">http://www.ioc.state.il.us/index.cfm/resources/reports/cafr/fy-2013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an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in.gov/auditor/files/Entire_2013_CAFR.pdf" xlink:type="simple">http://www.in.gov/auditor/files/Entire_2013_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w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das.sae.iowa.gov/financial_reports/2013_cafr.pdf" xlink:type="simple">http://das.sae.iowa.gov/financial_reports/2013_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nsas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admin.ks.gov/docs/default-source/cfo/fiscal-year-2013---comprehensive-annual-financial-report.pdf?sfvrsn=4" xlink:type="simple">http://admin.ks.gov/docs/default-source/cfo/fiscal-year-2013---comprehensive-annual-financial-report.pdf?sfvrsn=4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ntucky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finance.ky.gov/services/statewideacct/Documents/CAFR/2013%20CAFR%20FOR%20WEB.pdf" xlink:type="simple">http://finance.ky.gov/services/statewideacct/Documents/CAFR/2013%20CAFR%20FOR%20WEB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uisian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doa.louisiana.gov/osrap/library/Publications/cafr2013.pdf" xlink:type="simple">http://www.doa.louisiana.gov/osrap/library/Publications/cafr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ne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maine.gov/osc/pdf/finanrept/cafr/cafr2013.pdf" xlink:type="simple">http://www.maine.gov/osc/pdf/finanrept/cafr/cafr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yland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finances.marylandtaxes.com/static_files/revenue/cafr/cafr2013.pdf" xlink:type="simple">http://finances.marylandtaxes.com/static_files/revenue/cafr/cafr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sachusetts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mass.gov/osc/docs/reports-audits/cafr/cafr-2013.pdf" xlink:type="simple">http://www.mass.gov/osc/docs/reports-audits/cafr/cafr-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chigan</text:p>
          </table:table-cell>
          <table:table-cell table:style-name="ce2" office:value-type="string" calcext:value-type="string">
            <text:p>October 1 - <text:s/>September 30</text:p>
          </table:table-cell>
          <table:table-cell table:style-name="ce3" office:value-type="string" calcext:value-type="string">
            <text:p><text:a xlink:href="http://www.michigan.gov/documents/budget/CAFR_FY_2013_444277_7.pdf" xlink:type="simple">http://www.michigan.gov/documents/budget/CAFR_FY_2013_444277_7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nesot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archive.leg.state.mn.us/docs/2014/mandated/140018/2013-CAFR.pdf" xlink:type="simple">http://archive.leg.state.mn.us/docs/2014/mandated/140018/2013-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ssissippi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dfa.state.ms.us/Offices/OFR/BFR%20Files/CAFR%20Files/2013%20CAFR.pdf" xlink:type="simple">http://www.dfa.state.ms.us/Offices/OFR/BFR%20Files/CAFR%20Files/2013%20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ssouri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oa.mo.gov/sites/default/files/CAFR_2013.pdf" xlink:type="simple">http://oa.mo.gov/sites/default/files/CAFR_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tan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accounting.mt.gov/content/cafr/FY13CAFR" xlink:type="simple">http://accounting.mt.gov/content/cafr/FY13CAFR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brask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das.nebraska.gov/accounting/cafr/cafr2013.pdf" xlink:type="simple">http://das.nebraska.gov/accounting/cafr/cafr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vad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controller.nv.gov/FinancialReports/CAFR_pdf_files/FY13All.pdf" xlink:type="simple">http://controller.nv.gov/FinancialReports/CAFR_pdf_files/FY13All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 Hampshire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nh.gov/treasury/Divisions/DocsForms/CAFR_09-30-2013.pdf" xlink:type="simple">http://www.nh.gov/treasury/Divisions/DocsForms/CAFR_09-30-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 Jersey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state.nj.us/treasury/omb/publications/13cafr/pdf/fullcafr2013.pdf" xlink:type="simple">http://www.state.nj.us/treasury/omb/publications/13cafr/pdf/fullcafr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nmdfa.state.nm.us/uploads/files/FS%20WORD%2060419_1212_CAFR%20-%208%2027%2013%20-%20new.pdf" xlink:type="simple">http://www.nmdfa.state.nm.us/uploads/files/FS%20WORD%2060419_1212_CAFR%20-%208%2027%2013%20-%20new.pdf</text:a></text:p>
          </table:table-cell>
          <table:table-cell table:style-name="ce2" office:value-type="string" calcext:value-type="string">
            <text:p>2012 is latest one available (apparently this is a common theme in NM! http://www.capitolreportnewmexico.com/tag/comprehensive-annual-financial-report-cafr/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April 1 - March 31</text:p>
          </table:table-cell>
          <table:table-cell table:style-name="ce3" office:value-type="string" calcext:value-type="string">
            <text:p><text:a xlink:href="http://www.osc.state.ny.us/finance/finreports/2014cafr.pdf" xlink:type="simple">http://www.osc.state.ny.us/finance/finreports/2014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th Carolin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osc.nc.gov/financial/13cafr/2013_NC_CAFR_Cover&amp;photo_credits.pdf" xlink:type="simple">http://www.osc.nc.gov/financial/13cafr/2013_NC_CAFR_Cover&amp;photo_credits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th Dakot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nd.gov/fiscal/docs/cafr2013/2013cafr.pdf" xlink:type="simple">http://www.nd.gov/fiscal/docs/cafr2013/2013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hio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obm.ohio.gov/stateaccounting/financialreporting/doc/cafr/2013/cafr_2013.pdf" xlink:type="simple">http://obm.ohio.gov/stateaccounting/financialreporting/doc/cafr/2013/cafr_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klahom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ok.gov/OSF/documents/cafr13.pdf" xlink:type="simple">http://www.ok.gov/OSF/documents/cafr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egon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oregon.gov/DAS/CFO/SARS/docs/2013_CAFR.pdf" xlink:type="simple">http://www.oregon.gov/DAS/CFO/SARS/docs/2013_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nnsylvani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portal.state.pa.us/portal/server.pt?open=512&amp;objID=4574&amp;&amp;PageID=473437&amp;level=2&amp;css=L2&amp;mode=2&amp;in_hi_userid=2&amp;cached=true" xlink:type="simple">http://www.portal.state.pa.us/portal/server.pt?open=512&amp;objID=4574&amp;&amp;PageID=473437&amp;level=2&amp;css=L2&amp;mode=2&amp;in_hi_userid=2&amp;cached=true</text:a></text:p>
          </table:table-cell>
          <table:table-cell table:style-name="ce2" office:value-type="string" calcext:value-type="string">
            <text:p>couldn't link to PDF directly; URL is to main page with subsequent link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hode Island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controller.admin.ri.gov/documents/Financial%20Reports/115_Comprehensive%20Annual%20Financial%20Report_06-30-2013.pdf" xlink:type="simple">http://controller.admin.ri.gov/documents/Financial%20Reports//115_Comprehensive%20Annual%20Financial%20Report_06-30-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uth Carolin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cg.sc.gov/publicationsandreports/Documents/Comprehensive%20Annaul%20Financial%20Report/CompleteCAFRFY13.pdf" xlink:type="simple">http://www.cg.sc.gov/publicationsandreports/Documents/Comprehensive%20Annaul%20Financial%20Report/CompleteCAFRFY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uth Dakot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bfm.sd.gov/cafr/SD_CAFR_2013.PDF" xlink:type="simple">http://bfm.sd.gov/cafr/SD_CAFR_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tn.gov/finance/act/cafr_fy2013/cafr_fy13.pdf" xlink:type="simple">http://www.tn.gov/finance/act/cafr_fy2013/cafr_fy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xas</text:p>
          </table:table-cell>
          <table:table-cell table:style-name="ce2" office:value-type="string" calcext:value-type="string">
            <text:p>September 1 - August 31</text:p>
          </table:table-cell>
          <table:table-cell table:style-name="ce3" office:value-type="string" calcext:value-type="string">
            <text:p><text:a xlink:href="http://www.texastransparency.org/State_Finance/Budget_Finance/Reports/Comprehensive_Annual_Financial/13/pdf/CAFR-2013.pdf" xlink:type="simple">http://www.texastransparency.org/State_Finance/Budget_Finance/Reports/Comprehensive_Annual_Financial/13/pdf/CAFR-20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tah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finance.utah.gov/reporting/documents/14UTCAFR.pdf" xlink:type="simple">http://finance.utah.gov/reporting/documents/14UTCAFR.pdf</text:a></text:p>
          </table:table-cell>
          <table:table-cell table:style-name="ce2" office:value-type="string" calcext:value-type="string">
            <text:p>2014 report avail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rmont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finance.vermont.gov/sites/finance/files/pdf/cafr/2013_CAFR_Final.pdf" xlink:type="simple">http://finance.vermont.gov/sites/finance/files/pdf/cafr/2013_CAFR_Final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rgini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doa.virginia.gov/Financial_Reporting/CAFR/2013/2013CAFR.pdf" xlink:type="simple">http://www.doa.virginia.gov/Financial_Reporting/CAFR/2013/2013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ofm.wa.gov/CAFR/2013/CAFR13.pdf" xlink:type="simple">http://www.ofm.wa.gov/CAFR/2013/CAFR13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wvfinance.state.wv.us/FARS/cafr/cafr2013/2013CAFR.pdf" xlink:type="simple">http://www.wvfinance.state.wv.us/FARS/cafr/cafr2013/2013CAFR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sconsin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www.doa.state.wi.us/Documents/DEBF/Financial%20Reporting/CAFR/2013_CAFR_Linked.pdf" xlink:type="simple">http://www.doa.state.wi.us/Documents/DEBF/Financial%20Reporting/CAFR/2013_CAFR_Linked.pdf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yoming</text:p>
          </table:table-cell>
          <table:table-cell table:style-name="ce2" office:value-type="string" calcext:value-type="string">
            <text:p>July 1 - June 30</text:p>
          </table:table-cell>
          <table:table-cell table:style-name="ce3" office:value-type="string" calcext:value-type="string">
            <text:p><text:a xlink:href="http://sao.state.wy.us/cafr/2013_Report/cafr2013.pdf" xlink:type="simple">http://sao.state.wy.us/cafr/2013_Report/cafr2013.pdf</text:a>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ecilia Donnelly</dc:creator>
    <meta:creation-date>2015-01-05T15:00:24</meta:creation-date>
    <dc:date>2015-03-26T13:34:10.400146580</dc:date>
    <meta:generator>LibreOffice/4.3.3.2$Linux_X86_64 LibreOffice_project/430m0$Build-2</meta:generator>
    <meta:editing-duration>PT11M3S</meta:editing-duration>
    <meta:editing-cycles>1</meta:editing-cycles>
    <meta:document-statistic meta:table-count="1" meta:cell-count="15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